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1DCF5F63E05C592.png" manifest:media-type="image/png"/>
  <manifest:file-entry manifest:full-path="Pictures/10000000000007800000043853A79F2C9C6CA62C.png" manifest:media-type="image/png"/>
  <manifest:file-entry manifest:full-path="Pictures/1000000000000468000003885FAF9EC3524F6796.png" manifest:media-type="image/png"/>
  <manifest:file-entry manifest:full-path="Pictures/1000B810000000000000000075FB6D994E24CCF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24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24pt" fo:font-style="italic" style:font-size-asian="18pt" style:font-style-asian="italic" style:font-size-complex="18pt" style:font-style-complex="italic"/>
    </style:style>
    <style:style style:name="T1" style:family="text">
      <style:text-properties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size="2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001cm" svg:height="0.001cm" svg:x="12.453cm" svg:y="12.241cm">
          <draw:image xlink:href="Pictures/1000B810000000000000000075FB6D994E24CCF4.svg" xlink:type="simple" xlink:show="embed" xlink:actuate="onLoad">
            <text:p/>
          </draw:image>
        </draw:frame>
        <draw:frame draw:style-name="gr1" draw:text-style-name="P1" draw:layer="layout" svg:width="26.202cm" svg:height="20.999cm" svg:x="0.899cm" svg:y="0.001cm">
          <draw:image xlink:href="Pictures/1000000000000468000003885FAF9EC3524F67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7.931cm" svg:height="15.711cm" svg:x="0cm" svg:y="2.645cm" presentation:class="graphic" presentation:user-transformed="true">
          <draw:image xlink:href="Pictures/10000000000007800000043861DCF5F63E05C592.png" xlink:type="simple" xlink:show="embed" xlink:actuate="onLoad">
            <text:p/>
          </draw:image>
        </draw:frame>
        <draw:frame draw:style-name="gr4" draw:text-style-name="P4" draw:layer="layout" svg:width="28cm" svg:height="1.195cm" svg:x="0cm" svg:y="19.05cm">
          <draw:text-box>
            <text:p text:style-name="P3"><text:span text:style-name="T1">robust identity manage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1" draw:layer="layout" svg:width="27.9cm" svg:height="15.694cm" svg:x="0.1cm" svg:y="2.653cm" presentation:class="graphic" presentation:user-transformed="true">
          <draw:image xlink:href="Pictures/10000000000007800000043853A79F2C9C6CA62C.png" xlink:type="simple" xlink:show="embed" xlink:actuate="onLoad">
            <text:p/>
          </draw:image>
        </draw:frame>
        <draw:frame draw:style-name="gr5" draw:text-style-name="P7" draw:layer="layout" svg:width="28cm" svg:height="2.139cm" svg:x="0cm" svg:y="19.05cm">
          <draw:text-box>
            <text:p text:style-name="P6"><text:span text:style-name="T2">layers of defense against compromise and to limit impa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9:21:21.800097407</meta:creation-date>
    <dc:date>2016-03-02T19:55:47.558392150</dc:date>
    <meta:editing-duration>PT28M18S</meta:editing-duration>
    <meta:editing-cycles>5</meta:editing-cycles>
    <meta:generator>LibreOffice/5.0.5.2$Linux_X86_64 LibreOffice_project/00$Build-2</meta:generator>
    <meta:document-statistic meta:object-count="33"/>
  </office:meta>
</office:document-meta>
</file>